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Certo</text:p>
          </table:table-cell>
          <table:table-cell office:value-type="float" office:value="1">
            <text:p>1</text:p>
          </table:table-cell>
          <table:table-cell office:value-type="string">
            <text:p>cliente=x, funcionário=x, data1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2">
            <text:p>2</text:p>
          </table:table-cell>
          <table:table-cell office:value-type="string">
            <text:p>cliente=V, funcionário=x, data1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3">
            <text:p>3</text:p>
          </table:table-cell>
          <table:table-cell office:value-type="string">
            <text:p>cliente=x, funcionário=V, data1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4">
            <text:p>4</text:p>
          </table:table-cell>
          <table:table-cell office:value-type="string">
            <text:p>cliente=x, funcionário=x, data1=V, data2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5">
            <text:p>5</text:p>
          </table:table-cell>
          <table:table-cell office:value-type="string">
            <text:p>cliente=x, funcionário=x, data1=V, data2=V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6">
            <text:p>6</text:p>
          </table:table-cell>
          <table:table-cell office:value-type="string">
            <text:p>cliente=V, funcionário=x, data1=V, data2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7">
            <text:p>7</text:p>
          </table:table-cell>
          <table:table-cell office:value-type="string">
            <text:p>cliente=V, funcionário=x, data1=V, data2=V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8">
            <text:p>8</text:p>
          </table:table-cell>
          <table:table-cell office:value-type="string">
            <text:p>cliente=x, funcionário=V, data1=V, data2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9">
            <text:p>9</text:p>
          </table:table-cell>
          <table:table-cell office:value-type="string">
            <text:p>cliente=x, funcionário=V, data1=V, data2=V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10">
            <text:p>10</text:p>
          </table:table-cell>
          <table:table-cell office:value-type="string">
            <text:p>cliente=V, funcionário=V, data1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11">
            <text:p>11</text:p>
          </table:table-cell>
          <table:table-cell office:value-type="string">
            <text:p>cliente=V, funcionário=V, data1=V, data2=x</text:p>
          </table:table-cell>
        </table:table-row>
        <table:table-row table:style-name="ro1">
          <table:table-cell office:value-type="string">
            <text:p>Certo</text:p>
          </table:table-cell>
          <table:table-cell office:value-type="float" office:value="12">
            <text:p>12</text:p>
          </table:table-cell>
          <table:table-cell office:value-type="string">
            <text:p>cliente=V, funcionário=V, data1=V, data2=V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table:number-columns-spanned="3" table:number-rows-spanned="1">
            <text:p>Essas são todas as possibilidades de pesquisa no relatório</text:p>
          </table:table-cell>
          <table:covered-table-cell table:number-columns-repeated="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19:1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ério A</meta:initial-creator>
    <meta:creation-date>2011-09-12T17:46:23.09</meta:creation-date>
    <dc:date>2011-11-08T19:18:34.59</dc:date>
    <dc:creator>Rogério A</dc:creator>
    <meta:editing-duration>PT02H40M11S</meta:editing-duration>
    <meta:editing-cycles>13</meta:editing-cycles>
    <meta:generator>BrOffice.org/3.2$Win32 OpenOffice.org_project/320m18$Build-9502</meta:generator>
    <meta:document-statistic meta:table-count="3" meta:cell-count="37" meta:object-count="0"/>
  </office:meta>
</office:document-meta>
</file>